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Text_20_body">
      <style:text-properties fo:font-size="15pt" style:font-size-asian="15pt" style:font-size-complex="15pt"/>
    </style:style>
    <style:style style:name="P4" style:family="paragraph" style:parent-style-name="Heading_20_1" style:list-style-name="L1">
      <style:text-properties fo:font-size="15pt" officeooo:paragraph-rsid="00117e1d" style:font-size-asian="15pt" style:font-size-complex="15pt"/>
    </style:style>
    <style:style style:name="P5" style:family="paragraph" style:parent-style-name="Heading_20_4" style:list-style-name="L1">
      <style:text-properties fo:font-size="15pt" style:font-size-asian="15pt" style:font-size-complex="15pt"/>
    </style:style>
    <style:style style:name="P6" style:family="paragraph" style:parent-style-name="Heading_20_4" style:list-style-name="L2">
      <style:text-properties fo:font-size="15pt" style:font-size-asian="15pt" style:font-size-complex="15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paragraph-rsid="00117e1d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size="15pt" style:font-size-asian="15pt" style:font-size-complex="15pt"/>
    </style:style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28681597" text:style-name="L1">
        <text:list-header>
          <text:h text:style-name="P4" text:outline-level="1">Keyboard shortcuts for YouTube</text:h>
        </text:list-header>
        <text:list-item>
          <text:p text:style-name="P11"><text:span text:style-name="User_20_Entry"><text:span text:style-name="T1"><text:tab/>Spacebar</text:span></text:span><text:span text:style-name="T1"> <text:s text:c="2"/>: <text:s text:c="3"/>Toggle Play/Pause. </text:span></text:p>
          <text:p text:style-name="P12"/>
        </text:list-item>
        <text:list-item>
          <text:p text:style-name="P10"><text:span text:style-name="User_20_Entry"><text:span text:style-name="T1"><text:tab/>↑</text:span></text:span><text:span text:style-name="T1"> and </text:span><text:span text:style-name="User_20_Entry"><text:span text:style-name="T1">↓</text:span></text:span><text:span text:style-name="T1"> <text:s text:c="2"/>: <text:s text:c="3"/>Increase and decrease volume by 5%.<text:line-break/></text:span></text:p>
        </text:list-item>
        <text:list-item>
          <text:p text:style-name="P10"><text:span text:style-name="User_20_Entry"><text:span text:style-name="T1"><text:tab/>←</text:span></text:span><text:span text:style-name="T1"> and </text:span><text:span text:style-name="User_20_Entry"><text:span text:style-name="T1">→</text:span></text:span><text:span text:style-name="T1"> <text:s text:c="2"/>: <text:s text:c="3"/>Seek backward/forward 5 seconds. <text:line-break/></text:span></text:p>
        </text:list-item>
        <text:list-item>
          <text:p text:style-name="P10"><text:span text:style-name="User_20_Entry"><text:span text:style-name="T1"><text:tab/>j</text:span></text:span><text:span text:style-name="T1"> <text:s text:c="2"/>: <text:s text:c="3"/>Seek backward 10 seconds. <text:line-break/></text:span></text:p>
        </text:list-item>
        <text:list-item>
          <text:p text:style-name="P10"><text:span text:style-name="User_20_Entry"><text:span text:style-name="T1"><text:tab/>l</text:span></text:span><text:span text:style-name="T1"> <text:s text:c="2"/>: <text:s text:c="3"/>Seek forward 10 seconds. <text:line-break/></text:span></text:p>
        </text:list-item>
        <text:list-item>
          <text:p text:style-name="P10"><text:span text:style-name="User_20_Entry"><text:span text:style-name="T1"><text:tab/>,</text:span></text:span><text:span text:style-name="T1"> <text:s text:c="2"/>: <text:s text:c="3"/>Seek backward 1 frame when the video is paused. <text:line-break/></text:span></text:p>
        </text:list-item>
        <text:list-item>
          <text:p text:style-name="P10"><text:span text:style-name="User_20_Entry"><text:span text:style-name="T1"><text:tab/>.</text:span></text:span><text:span text:style-name="T1"> <text:s text:c="3"/>: <text:s text:c="3"/>Seek forward 1 frame when the video is paused. <text:line-break/></text:span></text:p>
        </text:list-item>
        <text:list-item>
          <text:p text:style-name="P10"><text:span text:style-name="User_20_Entry"><text:span text:style-name="T1"><text:tab/>0</text:span></text:span><text:span text:style-name="T1"> to </text:span><text:span text:style-name="User_20_Entry"><text:span text:style-name="T1">9</text:span></text:span><text:span text:style-name="T1"> <text:s text:c="3"/>: <text:s text:c="3"/>Seek to a specific point in the video (4 advances to 40% of <text:tab/>duration, 5 to 50%, etc...). </text:span></text:p>
          <text:p text:style-name="P12"/>
        </text:list-item>
        <text:list-item>
          <text:p text:style-name="P10"><text:span text:style-name="User_20_Entry"><text:span text:style-name="T1"><text:tab/>↖</text:span></text:span><text:span text:style-name="T1"> <text:s text:c="2"/>: <text:s text:c="3"/>Seek to the beginning of the video. </text:span></text:p>
          <text:p text:style-name="P12"/>
        </text:list-item>
        <text:list-item>
          <text:p text:style-name="P10"><text:span text:style-name="User_20_Entry"><text:span text:style-name="T1"><text:tab/>End</text:span></text:span><text:span text:style-name="T1"> <text:s text:c="2"/>: <text:s text:c="3"/>Seek to the end of the video. <text:line-break/></text:span></text:p>
        </text:list-item>
        <text:list-item>
          <text:p text:style-name="P10"><text:span text:style-name="User_20_Entry"><text:span text:style-name="T1"><text:tab/>Shift</text:span></text:span><text:span text:style-name="T1"> + </text:span><text:span text:style-name="User_20_Entry"><text:span text:style-name="T1">,</text:span></text:span><text:span text:style-name="T1"> <text:s text:c="2"/>: <text:s text:c="3"/>Decrease playback speed. </text:span></text:p>
        </text:list-item>
        <text:list-item>
          <text:p text:style-name="P10"><text:span text:style-name="User_20_Entry"><text:span text:style-name="T1"><text:tab/>Shift</text:span></text:span><text:span text:style-name="T1"> + </text:span><text:span text:style-name="User_20_Entry"><text:span text:style-name="T1">.</text:span></text:span><text:span text:style-name="T1"> <text:s text:c="3"/>: <text:s text:c="3"/>Increase playback speed. <text:line-break/></text:span></text:p>
        </text:list-item>
        <text:list-item>
          <text:p text:style-name="P10"><text:span text:style-name="User_20_Entry"><text:span text:style-name="T1"><text:tab/>Shift</text:span></text:span><text:span text:style-name="T1"> + </text:span><text:span text:style-name="User_20_Entry"><text:span text:style-name="T1">n</text:span></text:span><text:span text:style-name="T1"> <text:s text:c="2"/>: <text:s text:c="3"/>Move to the next video.<text:line-break/></text:span></text:p>
        </text:list-item>
        <text:list-item>
          <text:p text:style-name="P7"><text:span text:style-name="User_20_Entry"><text:span text:style-name="T1"><text:tab/>Shift</text:span></text:span><text:span text:style-name="T1"> + </text:span><text:span text:style-name="User_20_Entry"><text:span text:style-name="T1">p</text:span></text:span><text:span text:style-name="T1"> <text:s text:c="2"/>: <text:s text:c="3"/>Move to the previous video (playlist only). <text:line-break/></text:span></text:p>
          <text:list>
            <text:list-item>
              <text:list>
                <text:list-item>
                  <text:list>
                    <text:list-header>
                      <text:h text:style-name="P5" text:outline-level="4">Subtitles and closed captions</text:h>
                    </text:list-header>
                  </text:list>
                </text:list-item>
              </text:list>
            </text:list-item>
          </text:list>
        </text:list-item>
        <text:list-item>
          <text:p text:style-name="P10"><text:span text:style-name="User_20_Entry"><text:span text:style-name="T1"><text:tab/>c</text:span></text:span><text:span text:style-name="T1"> <text:s text:c="2"/>: <text:s text:c="3"/>Toggle On/Off subtitles/closed captions if available. <text:line-break/></text:span></text:p>
        </text:list-item>
        <text:list-item>
          <text:p text:style-name="P10"><text:span text:style-name="User_20_Entry"><text:span text:style-name="T1"><text:tab/>+</text:span></text:span><text:span text:style-name="T1"> or </text:span><text:span text:style-name="User_20_Entry"><text:span text:style-name="T1">=</text:span></text:span><text:span text:style-name="T1"> <text:s text:c="2"/>: <text:s text:c="3"/>Increase subtitles/closed captions size. <text:line-break/></text:span></text:p>
        </text:list-item>
        <text:list-item>
          <text:p text:style-name="P10"><text:span text:style-name="User_20_Entry"><text:span text:style-name="T1"><text:tab/>-</text:span></text:span><text:span text:style-name="T1"> <text:s text:c="2"/>: <text:s text:c="3"/>Decrease subtitles/closed captions size<text:line-break/></text:span></text:p>
        </text:list-item>
        <text:list-item>
          <text:p text:style-name="P10"><text:span text:style-name="User_20_Entry"><text:span text:style-name="T1"><text:tab/>o</text:span></text:span><text:span text:style-name="T1"> <text:s text:c="2"/>: <text:s text:c="3"/>Rotate through different text opacity levels. <text:line-break/></text:span></text:p>
        </text:list-item>
        <text:list-item>
          <text:p text:style-name="P7"><text:span text:style-name="User_20_Entry"><text:span text:style-name="T1"><text:tab/>w</text:span></text:span><text:span text:style-name="T1"> <text:s text:c="2"/>: <text:s text:c="3"/>Rotate through different window opacity levels. <text:line-break/></text:span></text:p>
        </text:list-item>
      </text:list>
      <text:list xml:id="list889158794" text:style-name="L2">
        <text:list-item>
          <text:list>
            <text:list-item>
              <text:list>
                <text:list-item>
                  <text:list>
                    <text:list-header>
                      <text:h text:style-name="P6" text:outline-level="4"><text:soft-page-break/><text:line-break/>Spherical videos</text:h>
                    </text:list-header>
                  </text:list>
                </text:list-item>
              </text:list>
            </text:list-item>
          </text:list>
        </text:list-item>
        <text:list-item>
          <text:p text:style-name="P13"><text:span text:style-name="User_20_Entry"><text:span text:style-name="T1"><text:tab/><text:tab/>w</text:span></text:span><text:span text:style-name="T1"> <text:s text:c="2"/>: <text:s text:c="3"/>Pan up. </text:span></text:p>
        </text:list-item>
        <text:list-item>
          <text:p text:style-name="P13"><text:span text:style-name="User_20_Entry"><text:span text:style-name="T1"><text:tab/><text:tab/>s</text:span></text:span><text:span text:style-name="T1"> <text:s text:c="2"/>: <text:s text:c="3"/>Pan down. </text:span></text:p>
        </text:list-item>
        <text:list-item>
          <text:p text:style-name="P13"><text:span text:style-name="User_20_Entry"><text:span text:style-name="T1"><text:tab/><text:tab/>a</text:span></text:span><text:span text:style-name="T1"> <text:s text:c="2"/>: <text:s text:c="3"/>Pan left. </text:span></text:p>
        </text:list-item>
        <text:list-item>
          <text:p text:style-name="P13"><text:span text:style-name="User_20_Entry"><text:span text:style-name="T1"><text:tab/><text:tab/>d</text:span></text:span><text:span text:style-name="T1"> <text:s text:c="2"/>: <text:s text:c="3"/>Pan right. <text:line-break/></text:span></text:p>
        </text:list-item>
        <text:list-item>
          <text:p text:style-name="P13"><text:span text:style-name="User_20_Entry"><text:span text:style-name="T1"><text:tab/><text:tab/>]</text:span></text:span><text:span text:style-name="T1"> <text:s text:c="3"/>: <text:s text:c="3"/>Zoom in. </text:span></text:p>
        </text:list-item>
        <text:list-item>
          <text:p text:style-name="P8"><text:span text:style-name="User_20_Entry"><text:span text:style-name="T1"><text:tab/><text:tab/>[</text:span></text:span><text:span text:style-name="T1"> <text:s text:c="3"/>: <text:s text:c="3"/>Zoom out. <text:line-break/><text:line-break/></text:span></text:p>
        </text:list-item>
      </text:list>
      <text:h text:style-name="P1" text:outline-level="3">Global keyboard shortcuts</text:h>
      <text:p text:style-name="P3">These keyboard shortcuts can be used when the video player either has or doesn't have the focus, but they are inactive when you are typing some text.</text:p>
      <text:list xml:id="list2285867753" text:style-name="L3">
        <text:list-item>
          <text:p text:style-name="P14"><text:span text:style-name="User_20_Entry"><text:span text:style-name="T1"><text:tab/><text:tab/>/</text:span></text:span><text:span text:style-name="T1"> <text:s text:c="2"/>: <text:s text:c="3"/>Go to search box. </text:span></text:p>
        </text:list-item>
        <text:list-item>
          <text:p text:style-name="P14"><text:span text:style-name="User_20_Entry"><text:span text:style-name="T1"><text:tab/><text:tab/>k</text:span></text:span><text:span text:style-name="T1"> <text:s text:c="2"/>: <text:s text:c="3"/>Toggle Play/Pause. </text:span></text:p>
        </text:list-item>
        <text:list-item>
          <text:p text:style-name="P14"><text:span text:style-name="User_20_Entry"><text:span text:style-name="T1"><text:tab/><text:tab/>m</text:span></text:span><text:span text:style-name="T1"> <text:s text:c="2"/>: <text:s text:c="3"/>Toggle Mute/Unmute. </text:span></text:p>
        </text:list-item>
        <text:list-item>
          <text:p text:style-name="P14"><text:span text:style-name="User_20_Entry"><text:span text:style-name="T1"><text:tab/><text:tab/>f</text:span></text:span><text:span text:style-name="T1"> <text:s text:c="2"/>: <text:s text:c="3"/>Toggle full screen mode. </text:span></text:p>
        </text:list-item>
        <text:list-item>
          <text:p text:style-name="P14"><text:span text:style-name="User_20_Entry"><text:span text:style-name="T1"><text:tab/><text:tab/>t</text:span></text:span><text:span text:style-name="T1"> <text:s text:c="2"/>: <text:s text:c="3"/>Toggle theater mode. </text:span></text:p>
        </text:list-item>
        <text:list-item>
          <text:p text:style-name="P14"><text:span text:style-name="User_20_Entry"><text:span text:style-name="T1"><text:tab/><text:tab/>i</text:span></text:span><text:span text:style-name="T1"> <text:s text:c="2"/>: <text:s text:c="3"/>Toggle miniplayer mode. </text:span></text:p>
        </text:list-item>
        <text:list-item>
          <text:p text:style-name="P9"><text:span text:style-name="User_20_Entry"><text:span text:style-name="T1"><text:tab/><text:tab/>Escape</text:span></text:span><text:span text:style-name="T1"> <text:s text:c="2"/>: <text:s text:c="3"/>Exit full screen mode, close miniplayer, close dialogs. <text:line-break/><text:line-break/></text:span></text:p>
        </text:list-item>
      </text:list>
      <text:h text:style-name="P1" text:outline-level="3">Controlling the video player with the Tab key</text:h>
      <text:p text:style-name="Text_20_body"><text:span text:style-name="T1">When the video player has the focus press <text:line-break/><text:tab/></text:span><text:span text:style-name="User_20_Entry"><text:span text:style-name="T1">Tab</text:span></text:span><text:span text:style-name="T1"> or </text:span><text:span text:style-name="User_20_Entry"><text:span text:style-name="T1">Shift</text:span></text:span><text:span text:style-name="T1"> + </text:span><text:span text:style-name="User_20_Entry"><text:span text:style-name="T1">Tab </text:span></text:span><text:span text:style-name="T1"><text:s/>to navigate forward or backward throughout the different controls, <text:line-break/>and press<text:line-break/><text:tab/> </text:span><text:span text:style-name="User_20_Entry"><text:span text:style-name="T1">Spacebar</text:span></text:span><text:span text:style-name="T1"> or </text:span><text:span text:style-name="User_20_Entry"><text:span text:style-name="T1">Enter </text:span></text:span><text:span text:style-name="T1"><text:s/>to use the control that is selected. <text:line-break/>The </text:span><text:span text:style-name="User_20_Entry"><text:span text:style-name="T1">↑</text:span></text:span><text:span text:style-name="T1"> </text:span><text:span text:style-name="User_20_Entry"><text:span text:style-name="T1">↓</text:span></text:span><text:span text:style-name="T1"> </text:span><text:span text:style-name="User_20_Entry"><text:span text:style-name="T1">←</text:span></text:span><text:span text:style-name="T1"> </text:span><text:span text:style-name="User_20_Entry"><text:span text:style-name="T1">→</text:span></text:span><text:span text:style-name="T1"> keys can also be used to navigate in the settings menu<text:line-break/> but using<text:line-break/> </text:span><text:span text:style-name="User_20_Entry"><text:span text:style-name="T1">Tab</text:span></text:span><text:span text:style-name="T1"> or </text:span><text:span text:style-name="User_20_Entry"><text:span text:style-name="T1">Shift</text:span></text:span><text:span text:style-name="T1"> + </text:span><text:span text:style-name="User_20_Entry"><text:span text:style-name="T1">Tab</text:span></text:span><text:span text:style-name="T1"> gives you more control.<text:line-break/><text:line-break/> Press </text:span><text:span text:style-name="User_20_Entry"><text:span text:style-name="T1">Escape</text:span></text:span><text:span text:style-name="T1"> to close the settings menu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0:58:24.172000000</meta:creation-date>
    <dc:date>2020-06-08T11:13:20.383000000</dc:date>
    <meta:editing-duration>PT12M46S</meta:editing-duration>
    <meta:editing-cycles>4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42" meta:word-count="385" meta:character-count="2098" meta:non-whitespace-character-count="1516"/>
  </office:meta>
</office:document-meta>
</file>